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5104"/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font-name="arial"/>
    </style:style>
    <style:style style:name="ce12" style:family="table-cell" style:parent-style-name="Default" style:data-style-name="N104">
      <style:text-properties style:use-window-font-color="true" style:font-name="arial"/>
    </style:style>
    <style:style style:name="ce13" style:family="table-cell" style:parent-style-name="Default" style:data-style-name="N104"/>
    <style:style style:name="ce14" style:family="table-cell" style:parent-style-name="Default" style:data-style-name="N510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table:number-columns-repeated="5"/>
          <table:table-cell table:style-name="ce5"/>
          <table:table-cell table:style-name="ce10"/>
          <table:table-cell/>
        </table:table-row>
        <table:table-row table:style-name="ro3">
          <table:table-cell table:style-name="ce2" office:value-type="string" table:number-columns-spanned="7" table:number-rows-spanned="1">
            <text:p>Compras na digikey</text:p>
          </table:table-cell>
          <table:covered-table-cell table:number-columns-repeated="4" table:style-name="ce1"/>
          <table:covered-table-cell table:style-name="ce5"/>
          <table:covered-table-cell table:style-name="ce10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5" office:value-type="string">
            <text:p>preço unitario</text:p>
          </table:table-cell>
          <table:table-cell table:style-name="ce10" office:value-type="string">
            <text:p>total</text:p>
          </table:table-cell>
          <table:table-cell office:value-type="string">
            <text:p>chegou?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1" office:value-type="string">
            <text:p>IC REG LDO 5V .95A SOT-223</text:p>
          </table:table-cell>
          <table:table-cell table:style-name="ce1" office:value-type="string">
            <text:p>REGULADOR 5V</text:p>
          </table:table-cell>
          <table:table-cell table:style-name="ce6" office:value-type="currency" office:currency="USD" office:value="0.54">
            <text:p>$0.54</text:p>
          </table:table-cell>
          <table:table-cell table:style-name="ce6" table:formula="of:=[.F4]*[.B4]" office:value-type="currency" office:currency="USD" office:value="2.16">
            <text:p>$2.1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1" office:value-type="string">
            <text:p>IC REG LDO 3.3V .95A SOT-223</text:p>
          </table:table-cell>
          <table:table-cell table:style-name="ce1" office:value-type="string">
            <text:p>REGULADOR 3V3</text:p>
          </table:table-cell>
          <table:table-cell table:style-name="ce6" office:value-type="currency" office:currency="USD" office:value="0.54">
            <text:p>$0.54</text:p>
          </table:table-cell>
          <table:table-cell table:style-name="ce6" table:formula="of:=[.F5]*[.B5]" office:value-type="currency" office:currency="USD" office:value="1.62">
            <text:p>$1.62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1" office:value-type="string">
            <text:p>IC REG LDO 1.8V .95A SOT-223</text:p>
          </table:table-cell>
          <table:table-cell table:style-name="ce1" office:value-type="string">
            <text:p>REGULADOR 1V8</text:p>
          </table:table-cell>
          <table:table-cell table:style-name="ce6" office:value-type="currency" office:currency="USD" office:value="0.48">
            <text:p>$0.48</text:p>
          </table:table-cell>
          <table:table-cell table:style-name="ce6" table:formula="of:=[.F6]*[.B6]" office:value-type="currency" office:currency="USD" office:value="1.92">
            <text:p>$1.92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1" office:value-type="string">
            <text:p>IC BUFF/DVR TRI-ST DUAL 20SOIC</text:p>
          </table:table-cell>
          <table:table-cell table:style-name="ce1" office:value-type="string">
            <text:p>BUFFER P/ PWM</text:p>
          </table:table-cell>
          <table:table-cell table:style-name="ce6" office:value-type="currency" office:currency="USD" office:value="0.99">
            <text:p>$0.99</text:p>
          </table:table-cell>
          <table:table-cell table:style-name="ce6" table:formula="of:=[.F7]*[.B7]" office:value-type="currency" office:currency="USD" office:value="3.96">
            <text:p>$3.9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1" office:value-type="string">
            <text:p>IC ARM7 MCU FLASH 32K 48-LQFP</text:p>
          </table:table-cell>
          <table:table-cell table:style-name="ce1" office:value-type="string">
            <text:p>LPC 2103</text:p>
          </table:table-cell>
          <table:table-cell table:style-name="ce6" office:value-type="currency" office:currency="USD" office:value="6.16">
            <text:p>$6.16</text:p>
          </table:table-cell>
          <table:table-cell table:style-name="ce6" table:formula="of:=[.F8]*[.B8]" office:value-type="currency" office:currency="USD" office:value="18.48">
            <text:p>$18.48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1" office:value-type="string">
            <text:p>IC BUFF/DVR SCHM TRG 6BIT 14SOIC</text:p>
          </table:table-cell>
          <table:table-cell table:style-name="ce1" office:value-type="string">
            <text:p>SCHMITT TRIGGER</text:p>
          </table:table-cell>
          <table:table-cell table:style-name="ce6" office:value-type="currency" office:currency="USD" office:value="1.52">
            <text:p>$1.52</text:p>
          </table:table-cell>
          <table:table-cell table:style-name="ce6" table:formula="of:=[.F9]*[.B9]" office:value-type="currency" office:currency="USD" office:value="4.56">
            <text:p>$4.5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309754&amp;uq=634928355821841791">A106064CT-ND</text:a></text:p>
          </table:table-cell>
          <table:table-cell table:style-name="ce1" office:value-type="string">
            <text:p>RES 47.0K OHM 1/8W 1% 0805</text:p>
          </table:table-cell>
          <table:table-cell table:style-name="ce1" office:value-type="string">
            <text:p>RESISTOR PULL-UP 47K</text:p>
          </table:table-cell>
          <table:table-cell table:style-name="ce6" office:value-type="currency" office:currency="USD" office:value="0.0092">
            <text:p>$0.01</text:p>
          </table:table-cell>
          <table:table-cell table:style-name="ce6" table:formula="of:=[.F10]*[.B10]" office:value-type="currency" office:currency="USD" office:value="0.23">
            <text:p>$0.23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1" office:value-type="string">
            <text:p>LED CHIPLED 645NM RED DIFF 0805</text:p>
          </table:table-cell>
          <table:table-cell table:style-name="ce1" office:value-type="string">
            <text:p>LED VERMELHO 1V8 20MA</text:p>
          </table:table-cell>
          <table:table-cell table:style-name="ce6" office:value-type="currency" office:currency="USD" office:value="0.09">
            <text:p>$0.09</text:p>
          </table:table-cell>
          <table:table-cell table:style-name="ce6" table:formula="of:=[.F11]*[.B11]" office:value-type="currency" office:currency="USD" office:value="0.36">
            <text:p>$0.3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1" office:value-type="string">
            <text:p>RES 20K OHM 1/8W 1% 0805 SMD</text:p>
          </table:table-cell>
          <table:table-cell table:style-name="ce1" office:value-type="string">
            <text:p>RESISTOR LED 20K</text:p>
          </table:table-cell>
          <table:table-cell table:style-name="ce6" office:value-type="currency" office:currency="USD" office:value="0.04">
            <text:p>$0.04</text:p>
          </table:table-cell>
          <table:table-cell table:style-name="ce6" table:formula="of:=[.F12]*[.B12]" office:value-type="currency" office:currency="USD" office:value="0.16">
            <text:p>$0.1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1" office:value-type="string">
            <text:p>RES 22.0 OHM 1/8W 1% 0805 SMD</text:p>
          </table:table-cell>
          <table:table-cell table:style-name="ce1" office:value-type="string">
            <text:p>22 HOMS P/ LIMITADOR DE VOLTAGEM</text:p>
          </table:table-cell>
          <table:table-cell table:style-name="ce6" office:value-type="currency" office:currency="USD" office:value="0.0148">
            <text:p>$0.01</text:p>
          </table:table-cell>
          <table:table-cell table:style-name="ce6" table:formula="of:=[.F13]*[.B13]" office:value-type="currency" office:currency="USD" office:value="0.37">
            <text:p>$0.37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1" office:value-type="string">
            <text:p>DIODE ZENER DUAL 4.3V SOT-363</text:p>
          </table:table-cell>
          <table:table-cell table:style-name="ce1" office:value-type="string">
            <text:p>DUAL ZENER 4V3</text:p>
          </table:table-cell>
          <table:table-cell table:style-name="ce6" office:value-type="currency" office:currency="USD" office:value="0.334">
            <text:p>$0.33</text:p>
          </table:table-cell>
          <table:table-cell table:style-name="ce6" table:formula="of:=[.F14]*[.B14]" office:value-type="currency" office:currency="USD" office:value="4.008">
            <text:p>$4.01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1" office:value-type="string">
            <text:p>CAP CER 150PF 50V 1% NP0 0805</text:p>
          </table:table-cell>
          <table:table-cell table:style-name="ce1" office:value-type="string">
            <text:p>CAPACITOR 150P FILTRO ENCODERS</text:p>
          </table:table-cell>
          <table:table-cell table:style-name="ce6" office:value-type="currency" office:currency="USD" office:value="0.124">
            <text:p>$0.12</text:p>
          </table:table-cell>
          <table:table-cell table:style-name="ce6" table:formula="of:=[.F15]*[.B15]" office:value-type="currency" office:currency="USD" office:value="1.24">
            <text:p>$1.24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1" office:value-type="string">
            <text:p>RES 332 OHM 1/8W 1% 0805 SMD</text:p>
          </table:table-cell>
          <table:table-cell table:style-name="ce1" office:value-type="string">
            <text:p>RESISTOR 332 FILTRO ENCODERS</text:p>
          </table:table-cell>
          <table:table-cell table:style-name="ce6" office:value-type="currency" office:currency="USD" office:value="0.019">
            <text:p>$0.02</text:p>
          </table:table-cell>
          <table:table-cell table:style-name="ce6" table:formula="of:=[.F16]*[.B16]" office:value-type="currency" office:currency="USD" office:value="0.19">
            <text:p>$0.19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1" office:value-type="string">
            <text:p>CAP CER 33PF 50V 5% NP0 0805</text:p>
          </table:table-cell>
          <table:table-cell table:style-name="ce1" office:value-type="string">
            <text:p>33P CAPACITOR P/ CRISTAL</text:p>
          </table:table-cell>
          <table:table-cell table:style-name="ce6" office:value-type="currency" office:currency="USD" office:value="0.053">
            <text:p>$0.05</text:p>
          </table:table-cell>
          <table:table-cell table:style-name="ce6" table:formula="of:=[.F17]*[.B17]" office:value-type="currency" office:currency="USD" office:value="0.53">
            <text:p>$0.53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1" office:value-type="string">
            <text:p>CAP CER 0.1UF 50V 5% X7R 0805</text:p>
          </table:table-cell>
          <table:table-cell table:style-name="ce1" office:value-type="string">
            <text:p>0.1U PARA MAX3232 E REGULADORES</text:p>
          </table:table-cell>
          <table:table-cell table:style-name="ce6" office:value-type="currency" office:currency="USD" office:value="0.0632">
            <text:p>$0.06</text:p>
          </table:table-cell>
          <table:table-cell table:style-name="ce6" table:formula="of:=[.F18]*[.B18]" office:value-type="currency" office:currency="USD" office:value="3.16">
            <text:p>$3.1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1" office:value-type="string">
            <text:p>CAP CER 10UF 10V 10% X5R 0805</text:p>
          </table:table-cell>
          <table:table-cell table:style-name="ce1" office:value-type="string">
            <text:p>10U PARA REGULADOR</text:p>
          </table:table-cell>
          <table:table-cell table:style-name="ce6" office:value-type="currency" office:currency="USD" office:value="0.13">
            <text:p>$0.13</text:p>
          </table:table-cell>
          <table:table-cell table:style-name="ce6" table:formula="of:=[.F19]*[.B19]" office:value-type="currency" office:currency="USD" office:value="1.56">
            <text:p>$1.5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1" office:value-type="string">
            <text:p>IC DRVR/RCVR MULTCH RS232 16SOIC</text:p>
          </table:table-cell>
          <table:table-cell table:style-name="ce1" office:value-type="string">
            <text:p>MAX3232</text:p>
          </table:table-cell>
          <table:table-cell table:style-name="ce6" office:value-type="currency" office:currency="USD" office:value="1.65">
            <text:p>$1.65</text:p>
          </table:table-cell>
          <table:table-cell table:style-name="ce6" table:formula="of:=[.F20]*[.B20]" office:value-type="currency" office:currency="USD" office:value="6.6">
            <text:p>$6.60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1" office:value-type="string">
            <text:p>CRYSTAL 14.7456 MHZ 18PF SMD</text:p>
          </table:table-cell>
          <table:table-cell table:style-name="ce1" office:value-type="string">
            <text:p>14.7456MHZ 10PPM 18pF</text:p>
          </table:table-cell>
          <table:table-cell table:style-name="ce6" office:value-type="currency" office:currency="USD" office:value="0.57">
            <text:p>$0.57</text:p>
          </table:table-cell>
          <table:table-cell table:style-name="ce6" table:formula="of:=[.F21]*[.B21]" office:value-type="currency" office:currency="USD" office:value="2.28">
            <text:p>$2.28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6"/>
          <table:table-cell table:style-name="ce11" table:formula="of:=SUM([.G4:.G21])" office:value-type="currency" office:currency="USD" office:value="53.388">
            <text:p>$53.39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12" office:value-type="currency" office:currency="USD" office:value="37.67">
            <text:p>$37.67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OF ($):</text:p>
          </table:table-cell>
          <table:table-cell table:style-name="ce13" office:value-type="currency" office:currency="USD" office:value="5.81">
            <text:p>$5.81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mposto (R$)</text:p>
          </table:table-cell>
          <table:table-cell table:style-name="ce8" office:value-type="currency" office:currency="BRL" office:value="82.61">
            <text:p>R$ 82,61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>
            <text:p>Total (R$):</text:p>
          </table:table-cell>
          <table:table-cell table:style-name="ce14" table:formula="of:=([.G22]+[.G23]+[.G24])*2.059874058+[.G25]" office:value-type="currency" office:currency="BRL" office:value="282.145880250344">
            <text:p>R$ 282,1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table:number-columns-spanned="7" table:number-rows-spanned="1">
            <text:p>Compras no Ebay</text:p>
          </table:table-cell>
          <table:covered-table-cell table:number-columns-repeated="6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5" office:value-type="string">
            <text:p>preço unitario</text:p>
          </table:table-cell>
          <table:table-cell table:style-name="ce10" office:value-type="string">
            <text:p>total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6" office:value-type="currency" office:currency="USD" office:value="8.78">
            <text:p>$8.78</text:p>
          </table:table-cell>
          <table:table-cell table:style-name="ce6" table:formula="of:=[.F30]*[.B30]" office:value-type="currency" office:currency="USD" office:value="26.34">
            <text:p>$26.34</text:p>
          </table:table-cell>
          <table:table-cell office:value-type="string">
            <text:p>nok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6" office:value-type="currency" office:currency="USD" office:value="8.78">
            <text:p>$8.78</text:p>
          </table:table-cell>
          <table:table-cell table:style-name="ce6" table:formula="of:=[.F31]*[.B31]" office:value-type="currency" office:currency="USD" office:value="8.78">
            <text:p>$8.78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5"/>
          <table:table-cell table:style-name="ce6"/>
          <table:table-cell table:style-name="ce6" table:formula="of:=SUM([.G30:.G31])" office:value-type="currency" office:currency="USD" office:value="35.12">
            <text:p>$35.12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12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Total (R$):</text:p>
          </table:table-cell>
          <table:table-cell table:style-name="ce8" office:value-type="currency" office:currency="BRL" office:value="75.34">
            <text:p>R$ 75,34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OF (R$):</text:p>
          </table:table-cell>
          <table:table-cell table:style-name="ce8" office:value-type="currency" office:currency="BRL" office:value="3.56">
            <text:p>R$ 3,56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>
            <text:p>Total (R$):</text:p>
          </table:table-cell>
          <table:table-cell table:style-name="ce14" table:formula="of:=SUM([.G33:.G35])" office:value-type="currency" office:currency="BRL" office:value="78.9">
            <text:p>R$ 78,9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table:number-columns-spanned="7" table:number-rows-spanned="1">
            <text:p>Compras na SparkFun</text:p>
          </table:table-cell>
          <table:covered-table-cell table:number-columns-repeated="6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5" office:value-type="string">
            <text:p>preço unitario</text:p>
          </table:table-cell>
          <table:table-cell table:style-name="ce10" office:value-type="string">
            <text:p>total</text:p>
          </table:table-cell>
          <table:table-cell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https://www.sparkfun.com/products/11028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6" office:value-type="currency" office:currency="USD" office:value="39.95">
            <text:p>$39.95</text:p>
          </table:table-cell>
          <table:table-cell table:style-name="ce6" table:formula="of:=[.F40]*[.B40]" office:value-type="currency" office:currency="USD" office:value="39.95">
            <text:p>$39.95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6"/>
          <table:table-cell table:style-name="ce11" table:formula="of:=SUM([.G40])" office:value-type="currency" office:currency="USD" office:value="39.95">
            <text:p>$39.95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12" office:value-type="currency" office:currency="USD" office:value="37.75">
            <text:p>$37.75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OF ($):</text:p>
          </table:table-cell>
          <table:table-cell table:style-name="ce13" office:value-type="currency" office:currency="USD" office:value="2.79">
            <text:p>$2.79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mposto (R$)</text:p>
          </table:table-cell>
          <table:table-cell table:style-name="ce8" office:value-type="currency" office:currency="BRL" office:value="106.98">
            <text:p>R$ 106,98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>
            <text:p>Total (R$):</text:p>
          </table:table-cell>
          <table:table-cell table:style-name="ce14" table:formula="of:=([.G41]+[.G42]+[.G43])*2.023729656+[.G44]" office:value-type="currency" office:currency="BRL" office:value="269.87000001144">
            <text:p>R$ 269,87</text:p>
          </table:table-cell>
          <table:table-cell/>
        </table:table-row>
        <table:table-row table:style-name="ro2">
          <table:table-cell table:style-name="ce3" office:value-type="string" table:number-columns-spanned="7" table:number-rows-spanned="1">
            <text:p>Compras na 24 de maio</text:p>
          </table:table-cell>
          <table:covered-table-cell table:number-columns-repeated="6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5" office:value-type="string">
            <text:p>preço unitario</text:p>
          </table:table-cell>
          <table:table-cell table:style-name="ce10" office:value-type="string">
            <text:p>total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/>
          <table:table-cell office:value-type="string">
            <text:p>barra de pinos</text:p>
          </table:table-cell>
          <table:table-cell table:number-columns-repeated="2"/>
          <table:table-cell table:style-name="ce8" office:value-type="currency" office:currency="BRL" office:value="0.55">
            <text:p>R$ 0,5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sistor</text:p>
          </table:table-cell>
          <table:table-cell table:number-columns-repeated="2"/>
          <table:table-cell table:style-name="ce8" office:value-type="currency" office:currency="BRL" office:value="0.5">
            <text:p>R$ 0,5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sistor</text:p>
          </table:table-cell>
          <table:table-cell table:number-columns-repeated="2"/>
          <table:table-cell table:style-name="ce8" office:value-type="currency" office:currency="BRL" office:value="0.5">
            <text:p>R$ 0,5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 3232</text:p>
          </table:table-cell>
          <table:table-cell table:number-columns-repeated="2"/>
          <table:table-cell table:style-name="ce8" office:value-type="currency" office:currency="BRL" office:value="15.8">
            <text:p>R$ 15,8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apacitor ceramico</text:p>
          </table:table-cell>
          <table:table-cell table:number-columns-repeated="2"/>
          <table:table-cell table:style-name="ce8" office:value-type="currency" office:currency="BRL" office:value="1">
            <text:p>R$ 1,0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iodo zenner</text:p>
          </table:table-cell>
          <table:table-cell table:number-columns-repeated="2"/>
          <table:table-cell table:style-name="ce8" office:value-type="currency" office:currency="BRL" office:value="2.5">
            <text:p>R$ 2,5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uffer 74hc244</text:p>
          </table:table-cell>
          <table:table-cell table:number-columns-repeated="2"/>
          <table:table-cell table:style-name="ce8" office:value-type="currency" office:currency="BRL" office:value="2.6">
            <text:p>R$ 2,6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ower jack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odo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table:number-columns-repeated="5"/>
          <table:table-cell table:style-name="ce7" office:value-type="string">
            <text:p>Total (R$):</text:p>
          </table:table-cell>
          <table:table-cell table:style-name="ce14" table:formula="of:=SUM([.G48:.G56])" office:value-type="currency" office:currency="BRL" office:value="23.45">
            <text:p>R$ 23,45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3" office:value-type="string" table:number-columns-spanned="7" table:number-rows-spanned="1">
            <text:p>Compras na Stick</text:p>
          </table:table-cell>
          <table:covered-table-cell table:number-columns-repeated="6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5" office:value-type="string">
            <text:p>preço unitario</text:p>
          </table:table-cell>
          <table:table-cell table:style-name="ce10" office:value-type="string">
            <text:p>tota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cb</text:p>
          </table:table-cell>
          <table:table-cell/>
          <table:table-cell table:style-name="ce8" office:value-type="currency" office:currency="BRL" office:value="53.47">
            <text:p>R$ 53,47</text:p>
          </table:table-cell>
          <table:table-cell table:style-name="ce8" office:value-type="currency" office:currency="BRL" office:value="235.25">
            <text:p>R$ 235,25</text:p>
          </table:table-cell>
          <table:table-cell office:value-type="string">
            <text:p>esperando</text:p>
          </table:table-cell>
        </table:table-row>
        <table:table-row table:style-name="ro2">
          <table:table-cell table:number-columns-repeated="6"/>
          <table:table-cell table:style-name="ce11" table:formula="of:=SUM([.G63])" office:value-type="currency" office:currency="BRL" office:value="235.25">
            <text:p>R$ 235,25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8" office:value-type="currency" office:currency="BRL" office:value="30">
            <text:p>R$ 30,0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>
            <text:p>Total (R$):</text:p>
          </table:table-cell>
          <table:table-cell table:style-name="ce14" table:formula="of:=SUM([.G64:.G65])" office:value-type="currency" office:currency="BRL" office:value="265.25">
            <text:p>R$ 265,2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 table:style-name="ce3" office:value-type="string" table:number-columns-spanned="7" table:number-rows-spanned="1">
            <text:p>Compras Mercado Livre</text:p>
          </table:table-cell>
          <table:covered-table-cell table:number-columns-repeated="6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5" office:value-type="string">
            <text:p>preço unitario</text:p>
          </table:table-cell>
          <table:table-cell table:style-name="ce10" office:value-type="string">
            <text:p>total</text:p>
          </table:table-cell>
          <table:table-cell/>
        </table:table-row>
        <table:table-row table:style-name="ro3">
          <table:table-cell table:number-columns-repeated="2" office:value-type="float" office:value="1">
            <text:p>1</text:p>
          </table:table-cell>
          <table:table-cell/>
          <table:table-cell office:value-type="string">
            <text:p>webcam</text:p>
          </table:table-cell>
          <table:table-cell/>
          <table:table-cell table:number-columns-repeated="2" table:style-name="ce8" office:value-type="currency" office:currency="BRL" office:value="34.99">
            <text:p>R$ 34,99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6"/>
          <table:table-cell table:style-name="ce11"/>
          <table:table-cell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8"/>
          <table:table-cell/>
        </table:table-row>
        <table:table-row table:style-name="ro2">
          <table:table-cell table:number-columns-repeated="5"/>
          <table:table-cell table:style-name="ce7" office:value-type="string">
            <text:p>Total (R$):</text:p>
          </table:table-cell>
          <table:table-cell table:style-name="ce14" office:value-type="currency" office:currency="BRL" office:value="34.99">
            <text:p>R$ 34,99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table:style-name="ce7" office:value-type="string">
            <text:p>Total (R$):</text:p>
          </table:table-cell>
          <table:table-cell table:style-name="ce14" table:formula="of:=SUM([.G26];[.G36];[.G45];[.G57];[.G66];[.G73])" office:value-type="currency" office:currency="BRL" office:value="954.605880261784">
            <text:p>R$ 954,61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 table:number-columns-repeated="5"/>
          <table:table-cell office:value-type="string">
            <text:p>Total por pessoa (R$)</text:p>
          </table:table-cell>
          <table:table-cell table:formula="of:=[.G75]/5" office:value-type="currency" office:currency="BRL" office:value="190.921176052357">
            <text:p>R$ 190,92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 table:number-columns-repeated="4"/>
          <table:table-cell table:style-name="ce4"/>
          <table:table-cell table:style-name="ce4" office:value-type="string">
            <text:p>A pagar (R$):</text:p>
          </table:table-cell>
          <table:table-cell table:style-name="ce4" office:value-type="string">
            <text:p>A receber (R$):</text:p>
          </table:table-cell>
          <table:table-cell table:style-name="ce4" office:value-type="string">
            <text:p>Saldo (R$):</text:p>
          </table:table-cell>
        </table:table-row>
        <table:table-row table:style-name="ro3">
          <table:table-cell table:number-columns-repeated="4"/>
          <table:table-cell table:style-name="ce4" office:value-type="string">
            <text:p>Telmo</text:p>
          </table:table-cell>
          <table:table-cell table:style-name="ce9" table:formula="of:=[.$G$77]" office:value-type="currency" office:currency="BRL" office:value="190.921176052357">
            <text:p>R$ 190,92</text:p>
          </table:table-cell>
          <table:table-cell table:style-name="ce9" table:formula="of:=[.G66]+[.G57]+[.G45]+[.G36]+[.G26]" office:value-type="currency" office:currency="BRL" office:value="919.615880261784">
            <text:p>R$ 919,62</text:p>
          </table:table-cell>
          <table:table-cell table:style-name="ce9" table:formula="of:=[.G80]-[.F80]" office:value-type="currency" office:currency="BRL" office:value="728.694704209427">
            <text:p>R$ 728,69</text:p>
          </table:table-cell>
        </table:table-row>
        <table:table-row table:style-name="ro2">
          <table:table-cell table:number-columns-repeated="4"/>
          <table:table-cell table:style-name="ce4" office:value-type="string">
            <text:p>Pedro</text:p>
          </table:table-cell>
          <table:table-cell table:style-name="ce9" table:formula="of:=[.$G$77]" office:value-type="currency" office:currency="BRL" office:value="190.921176052357">
            <text:p>R$ 190,92</text:p>
          </table:table-cell>
          <table:table-cell table:style-name="ce9" table:formula="of:=[.G73]" office:value-type="currency" office:currency="BRL" office:value="34.99">
            <text:p>R$ 34,99</text:p>
          </table:table-cell>
          <table:table-cell table:style-name="ce9" table:formula="of:=[.G81]-[.F81]" office:value-type="currency" office:currency="BRL" office:value="-155.931176052357">
            <text:p>-R$ 155,93</text:p>
          </table:table-cell>
        </table:table-row>
        <table:table-row table:style-name="ro2">
          <table:table-cell table:number-columns-repeated="4"/>
          <table:table-cell table:style-name="ce4" office:value-type="string">
            <text:p>Stefan</text:p>
          </table:table-cell>
          <table:table-cell table:style-name="ce9" table:formula="of:=[.$G$77]" office:value-type="currency" office:currency="BRL" office:value="190.921176052357">
            <text:p>R$ 190,92</text:p>
          </table:table-cell>
          <table:table-cell table:style-name="ce9" office:value-type="float" office:value="0">
            <text:p>0</text:p>
          </table:table-cell>
          <table:table-cell table:style-name="ce9" table:formula="of:=[.G82]-[.F82]" office:value-type="currency" office:currency="BRL" office:value="-190.921176052357">
            <text:p>-R$ 190,92</text:p>
          </table:table-cell>
        </table:table-row>
        <table:table-row table:style-name="ro2">
          <table:table-cell table:number-columns-repeated="4"/>
          <table:table-cell table:style-name="ce4" office:value-type="string">
            <text:p>Ricardo</text:p>
          </table:table-cell>
          <table:table-cell table:style-name="ce9" table:formula="of:=[.$G$77]" office:value-type="currency" office:currency="BRL" office:value="190.921176052357">
            <text:p>R$ 190,92</text:p>
          </table:table-cell>
          <table:table-cell table:style-name="ce9" office:value-type="float" office:value="0">
            <text:p>0</text:p>
          </table:table-cell>
          <table:table-cell table:style-name="ce9" table:formula="of:=[.G83]-[.F83]" office:value-type="currency" office:currency="BRL" office:value="-190.921176052357">
            <text:p>-R$ 190,92</text:p>
          </table:table-cell>
        </table:table-row>
        <table:table-row table:style-name="ro2">
          <table:table-cell table:number-columns-repeated="4"/>
          <table:table-cell table:style-name="ce4" office:value-type="string">
            <text:p>Luis</text:p>
          </table:table-cell>
          <table:table-cell table:style-name="ce9" table:formula="of:=[.$G$77]" office:value-type="currency" office:currency="BRL" office:value="190.921176052357">
            <text:p>R$ 190,92</text:p>
          </table:table-cell>
          <table:table-cell table:style-name="ce9" office:value-type="float" office:value="0">
            <text:p>0</text:p>
          </table:table-cell>
          <table:table-cell table:style-name="ce9" table:formula="of:=[.G84]-[.F84]" office:value-type="currency" office:currency="BRL" office:value="-190.921176052357">
            <text:p>-R$ 190,92</text:p>
          </table:table-cell>
        </table:table-row>
        <table:table-row table:style-name="ro2">
          <table:table-cell table:number-columns-repeated="4"/>
          <table:table-cell table:style-name="ce4" office:value-type="string">
            <text:p>Soma (R$)</text:p>
          </table:table-cell>
          <table:table-cell table:style-name="ce9" table:formula="of:=SUM([.F80:.F84])" office:value-type="currency" office:currency="BRL" office:value="954.605880261784">
            <text:p>R$ 954,61</text:p>
          </table:table-cell>
          <table:table-cell table:style-name="ce9" table:formula="of:=SUM([.G80:.G84])" office:value-type="currency" office:currency="BRL" office:value="954.605880261784">
            <text:p>R$ 954,61</text:p>
          </table:table-cell>
          <table:table-cell table:style-name="ce9" table:formula="of:=SUM([.H80:.H84])" office:value-type="currency" office:currency="BRL" office:value="0">
            <text:p>R$ 0,00</text:p>
          </table:table-cell>
        </table:table-row>
        <table:table-row table:style-name="ro2" table:number-rows-repeated="104849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4-13T10:48:51</dc:date>
    <dc:creator>telmo </dc:creator>
    <meta:editing-duration>PT16H14M43S</meta:editing-duration>
    <meta:editing-cycles>15</meta:editing-cycles>
    <meta:generator>LibreOffice/3.5$Linux_x86 LibreOffice_project/350m1$Build-2</meta:generator>
    <meta:document-statistic meta:table-count="3" meta:cell-count="338" meta:object-count="0"/>
  </office:meta>
</office:document-meta>
</file>